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00" officeooo:paragraph-rsid="0016d200"/>
    </style:style>
    <style:style style:name="P2" style:family="paragraph" style:parent-style-name="Standard">
      <style:text-properties fo:font-weight="bold" officeooo:rsid="0016d200" officeooo:paragraph-rsid="0016d200" style:font-weight-asian="bold" style:font-weight-complex="bold"/>
    </style:style>
    <style:style style:name="P3" style:family="paragraph" style:parent-style-name="Standard">
      <style:text-properties fo:font-weight="bold" officeooo:rsid="0016d200" officeooo:paragraph-rsid="002153c4" style:font-weight-asian="bold" style:font-weight-complex="bold"/>
    </style:style>
    <style:style style:name="P4" style:family="paragraph" style:parent-style-name="Standard">
      <style:text-properties fo:font-weight="bold" officeooo:rsid="0017cf47" officeooo:paragraph-rsid="0017cf47" style:font-weight-asian="bold" style:font-weight-complex="bold"/>
    </style:style>
    <style:style style:name="P5" style:family="paragraph" style:parent-style-name="Standard">
      <style:text-properties fo:font-weight="bold" officeooo:rsid="0017cf47" officeooo:paragraph-rsid="001c231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231d" officeooo:paragraph-rsid="001c231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54374" officeooo:paragraph-rsid="00254374" style:font-weight-asian="bold" style:font-weight-complex="bold"/>
    </style:style>
    <style:style style:name="P8" style:family="paragraph" style:parent-style-name="Standard">
      <style:text-properties officeooo:rsid="0017cf47" officeooo:paragraph-rsid="0017cf47"/>
    </style:style>
    <style:style style:name="P9" style:family="paragraph" style:parent-style-name="Standard">
      <style:paragraph-properties fo:text-align="justify" style:justify-single-word="false"/>
      <style:text-properties officeooo:rsid="0017cf47" officeooo:paragraph-rsid="0017cf47"/>
    </style:style>
    <style:style style:name="P10" style:family="paragraph" style:parent-style-name="Standard">
      <style:text-properties fo:font-weight="normal" officeooo:rsid="0017e700" officeooo:paragraph-rsid="001c231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7e700" officeooo:paragraph-rsid="0017cf47" style:font-weight-asian="normal" style:font-weight-complex="normal"/>
    </style:style>
    <style:style style:name="P12" style:family="paragraph" style:parent-style-name="Standard">
      <style:text-properties fo:font-weight="normal" officeooo:rsid="001fbff9" officeooo:paragraph-rsid="001fbff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54374" officeooo:paragraph-rsid="00254374" style:font-weight-asian="normal" style:font-weight-complex="normal"/>
    </style:style>
    <style:style style:name="P14" style:family="paragraph" style:parent-style-name="Standard">
      <style:text-properties fo:font-weight="normal" officeooo:rsid="0016d200" officeooo:paragraph-rsid="0016d200" style:font-weight-asian="normal" style:font-weight-complex="normal"/>
    </style:style>
    <style:style style:name="P15" style:family="paragraph" style:parent-style-name="Standard">
      <style:text-properties fo:font-weight="normal" officeooo:rsid="0017cf47" officeooo:paragraph-rsid="0016d200" style:font-weight-asian="normal" style:font-weight-complex="normal"/>
    </style:style>
    <style:style style:name="P16" style:family="paragraph" style:parent-style-name="Standard">
      <style:text-properties officeooo:rsid="0017e700" officeooo:paragraph-rsid="0017e700"/>
    </style:style>
    <style:style style:name="P17" style:family="paragraph" style:parent-style-name="Standard">
      <style:paragraph-properties fo:text-align="justify" style:justify-single-word="false"/>
      <style:text-properties officeooo:rsid="0017e700" officeooo:paragraph-rsid="0018f3e2"/>
    </style:style>
    <style:style style:name="P18" style:family="paragraph" style:parent-style-name="Standard">
      <style:paragraph-properties fo:text-align="justify" style:justify-single-word="false"/>
      <style:text-properties officeooo:rsid="00254374" officeooo:paragraph-rsid="00254374"/>
    </style:style>
    <style:style style:name="P19" style:family="paragraph" style:parent-style-name="Standard">
      <style:text-properties officeooo:rsid="0016d200" officeooo:paragraph-rsid="0016d2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cf47" style:font-weight-asian="normal" style:font-weight-complex="normal"/>
    </style:style>
    <style:style style:name="T3" style:family="text">
      <style:text-properties fo:font-weight="normal" officeooo:rsid="0018f3e2" style:font-weight-asian="normal" style:font-weight-complex="normal"/>
    </style:style>
    <style:style style:name="T4" style:family="text">
      <style:text-properties fo:font-weight="normal" officeooo:rsid="002153c4" style:font-weight-asian="normal" style:font-weight-complex="normal"/>
    </style:style>
    <style:style style:name="T5" style:family="text">
      <style:text-properties fo:font-weight="normal" officeooo:rsid="00219902" style:font-weight-asian="normal" style:font-weight-complex="normal"/>
    </style:style>
    <style:style style:name="T6" style:family="text">
      <style:text-properties fo:font-weight="normal" officeooo:rsid="0025437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f3e2" style:font-weight-asian="bold" style:font-weight-complex="bold"/>
    </style:style>
    <style:style style:name="T9" style:family="text">
      <style:text-properties fo:font-weight="bold" officeooo:rsid="0017e700" style:font-weight-asian="bold" style:font-weight-complex="bold"/>
    </style:style>
    <style:style style:name="T10" style:family="text">
      <style:text-properties fo:font-weight="bold" officeooo:rsid="001fbff9" style:font-weight-asian="bold" style:font-weight-complex="bold"/>
    </style:style>
    <style:style style:name="T11" style:family="text">
      <style:text-properties fo:font-weight="bold" officeooo:rsid="00260133" style:font-weight-asian="bold" style:font-weight-complex="bold"/>
    </style:style>
    <style:style style:name="T12" style:family="text">
      <style:text-properties fo:font-weight="bold" officeooo:rsid="0027e929" style:font-weight-asian="bold" style:font-weight-complex="bold"/>
    </style:style>
    <style:style style:name="T13" style:family="text">
      <style:text-properties officeooo:rsid="0017cf47"/>
    </style:style>
    <style:style style:name="T14" style:family="text">
      <style:text-properties officeooo:rsid="0018f3e2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8f3e2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c231d"/>
    </style:style>
    <style:style style:name="T19" style:family="text">
      <style:text-properties officeooo:rsid="001fbff9"/>
    </style:style>
    <style:style style:name="T20" style:family="text">
      <style:text-properties officeooo:rsid="002303d6"/>
    </style:style>
    <style:style style:name="T21" style:family="text">
      <style:text-properties officeooo:rsid="002398fe"/>
    </style:style>
    <style:style style:name="T22" style:family="text">
      <style:text-properties officeooo:rsid="0024f591"/>
    </style:style>
    <style:style style:name="T23" style:family="text">
      <style:text-properties officeooo:rsid="00254374"/>
    </style:style>
    <style:style style:name="T24" style:family="text">
      <style:text-properties officeooo:rsid="00260133"/>
    </style:style>
    <style:style style:name="T25" style:family="text">
      <style:text-properties officeooo:rsid="0027e929"/>
    </style:style>
    <style:style style:name="T26" style:family="text">
      <style:text-properties officeooo:rsid="00282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P Quantum Dots: WORKPLAN</text:p>
      <text:p text:style-name="P1"/>
      <text:p text:style-name="P9">This is a detailed work plan of the activities to be performed during this KURF program. In the end, it is expected that the student will deliver a detailed report of the activities carried out including a <text:s/>scientific <text:span text:style-name="T18">results</text:span> and soft-skill training. <text:s/></text:p>
      <text:p text:style-name="P1"/>
      <text:p text:style-name="P4">1. Theoretical Background:</text:p>
      <text:p text:style-name="P8"/>
      <text:p text:style-name="P17"><text:span text:style-name="T1">In this part of the KURF program, a comprehensive </text:span><text:span text:style-name="T3">review will be carried out encompassing the physical properties of InP Quantum Dots, and the computational methodologies used to study them, namely, </text:span><text:span text:style-name="T5">F</text:span><text:span text:style-name="T3">orce </text:span><text:span text:style-name="T5">F</text:span><text:span text:style-name="T3">ields and </text:span><text:span text:style-name="T16">ab-initio</text:span><text:span text:style-name="T3"> calculations. </text:span></text:p>
      <text:p text:style-name="P8"/>
      <text:p text:style-name="P16"><text:span text:style-name="T8">Activities: </text:span><text:span text:style-name="T14"><text:s/></text:span></text:p>
      <text:p text:style-name="P8"/>
      <text:p text:style-name="P8">→ <text:span text:style-name="T17">In-P Quantum Dots:</text:span> <text:span text:style-name="T20">Experimental studies and measured </text:span>properties, simulation techniques used to perform computational studies, challenges and possible solutions.</text:p>
      <text:p text:style-name="P1"/>
      <text:p text:style-name="P8">→ <text:span text:style-name="T17">Computational methods:</text:span><text:span text:style-name="T7"> </text:span><text:span text:style-name="T1">Basic introduction to electronic structure calculations, Density Functional Theory, and physical properties of Quantum Dots.</text:span></text:p>
      <text:p text:style-name="P1"/>
      <text:p text:style-name="P5"><text:span text:style-name="T19">2</text:span>. Programming training:</text:p>
      <text:p text:style-name="P5"/>
      <text:p text:style-name="P12">This section describes the programming skills that the project requires to be developed. As a final result, the analysis of data and written scripts <text:span text:style-name="T21">will be added in the final scientific report. </text:span></text:p>
      <text:p text:style-name="P5"/>
      <text:p text:style-name="P10"><text:span text:style-name="T7">Programming languages:</text:span> <text:span text:style-name="T19">Python, Bash, HPC general usage.</text:span></text:p>
      <text:p text:style-name="P1"/>
      <text:p text:style-name="P1"><text:span text:style-name="T10">3</text:span><text:span text:style-name="T9">. </text:span><text:span text:style-name="T7">Computational work:</text:span></text:p>
      <text:p text:style-name="P14"/>
      <text:p text:style-name="P6"><text:span text:style-name="T1">In this section, the main objective is to perform </text:span><text:span text:style-name="T15">ab-initio</text:span><text:span text:style-name="T1"> calculations for obtaining important quantities such as total energies and electronic structure properties. </text:span></text:p>
      <text:p text:style-name="P14"/>
      <text:p text:style-name="P2">Program:<text:span text:style-name="T1"> <text:s/>CP2K</text:span></text:p>
      <text:p text:style-name="P2">Cluster:<text:span text:style-name="T1"> <text:s text:c="4"/>Young</text:span></text:p>
      <text:p text:style-name="P1"/>
      <text:p text:style-name="P2">Calculations to be performed:</text:p>
      <text:p text:style-name="P1"><text:s/>→ Relax<text:span text:style-name="T13">ation of </text:span>structures</text:p>
      <text:p text:style-name="P1"><text:s/>→ Single Point <text:span text:style-name="T22">e</text:span>nerg<text:span text:style-name="T13">y calculations</text:span></text:p>
      <text:p text:style-name="P1"><text:s/>→ Bond energies</text:p>
      <text:p text:style-name="P1"><text:s/>→ Alloy energies</text:p>
      <text:p text:style-name="P1"/>
      <text:p text:style-name="P2"><text:span text:style-name="T18">4</text:span><text:span text:style-name="T13">. </text:span>Results <text:span text:style-name="T23">and</text:span> analysis:</text:p>
      <text:p text:style-name="P1"/>
      <text:p text:style-name="P18">In this section, the analysis of the computed results will be carried out. Different visualization techniques will be used to display and interpret the obtained results. </text:p>
      <text:p text:style-name="P1"/>
      <text:p text:style-name="P1"><text:span text:style-name="T7">Programming skills:</text:span> Python scripting, Python Matplotlib, Python Numpy, <text:span text:style-name="T13">Sapphire</text:span></text:p>
      <text:p text:style-name="P1"/>
      <text:p text:style-name="P2">Analysis:</text:p>
      <text:p text:style-name="P2"/>
      <text:p text:style-name="P3">→ <text:span text:style-name="T1">Convex hull </text:span><text:span text:style-name="T4">e</text:span><text:span text:style-name="T1">nergy </text:span><text:span text:style-name="T2">dissociation </text:span></text:p>
      <text:p text:style-name="P3"><text:span text:style-name="T2">→</text:span><text:span text:style-name="T4"> Convex hull a</text:span><text:span text:style-name="T2">lloy </text:span><text:span text:style-name="T4">e</text:span><text:span text:style-name="T2">nergy</text:span></text:p>
      <text:p text:style-name="P2"><text:soft-page-break/><text:span text:style-name="T2">→ </text:span><text:span text:style-name="T6">Radial distribution functions and l</text:span><text:span text:style-name="T2">ocal environment analysis</text:span></text:p>
      <text:p text:style-name="P15"/>
      <text:p text:style-name="P15"/>
      <text:p text:style-name="P7"><text:span text:style-name="T13">5. </text:span>Scientific report</text:p>
      <text:p text:style-name="P11"/>
      <text:p text:style-name="P13">As a final stage of the project, a scientific report must be delivered and submitted to KURF’s central committee. This report will consist of 3 parts:</text:p>
      <text:p text:style-name="P13"/>
      <text:p text:style-name="P13">→ <text:span text:style-name="T7">Introduction:</text:span> <text:span text:style-name="T24">S</text:span>tate-of-the-art research in InP Quantum Dots. Important results and challenges <text:span text:style-name="T24">to produce and predict desired properties in these systems.</text:span></text:p>
      <text:p text:style-name="P13"/>
      <text:p text:style-name="P13">→<text:span text:style-name="T24"> </text:span><text:span text:style-name="T11">Results and analysis:</text:span><text:span text:style-name="T24"> </text:span><text:span text:style-name="T25">Discussion about the results obtained from the computational simulations. Structure-property relationships with a special focus in energy/electronic properties vs radius diameter and description of local environments (In-P bonds and neighbours).</text:span></text:p>
      <text:p text:style-name="P13"/>
      <text:p text:style-name="P13">→<text:span text:style-name="T25"> </text:span><text:span text:style-name="T12">Conclusions and appendices: </text:span><text:span text:style-name="T25">Based on the </text:span><text:span text:style-name="T26">previous </text:span><text:span text:style-name="T25">results, general </text:span><text:span text:style-name="T26">trends</text:span><text:span text:style-name="T25"> can be </text:span><text:span text:style-name="T26">drawn</text:span><text:span text:style-name="T25">. Appendices will contain the </text:span><text:span text:style-name="T26">post-processing </text:span><text:span text:style-name="T25">scripts used in this KURF’s project. </text:span><text:span text:style-name="T26">Input files of the calculations will be stored in Lorenz’s lab GitHub repository. </text:span><text:span text:style-name="T2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8:46:45.439349068</meta:creation-date>
    <dc:date>2022-08-06T09:28:34.848009882</dc:date>
    <meta:editing-duration>PT1H5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95" meta:character-count="2740" meta:non-whitespace-character-count="2355"/>
  </office:meta>
</office:document-meta>
</file>